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fr" fo:country="FR" fo:font-weight="bold" style:font-size-asian="14pt" style:font-weight-asian="bold" style:font-name-complex="Times New Roman" style:font-size-complex="14pt"/>
    </style:style>
    <style:style style:name="P2" style:family="paragraph" style:parent-style-name="Standard">
      <style:text-properties style:font-name="Times New Roman" fo:font-size="36pt" fo:language="fr" fo:country="FR" style:font-size-asian="36pt" style:font-name-complex="Times New Roman" style:font-size-complex="36pt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32pt" fo:language="fr" fo:country="FR" style:font-size-asian="32pt" style:font-name-complex="Times New Roman" style:font-size-complex="32pt"/>
    </style:style>
    <style:style style:name="P6" style:family="paragraph" style:parent-style-name="Standard">
      <style:text-properties fo:language="zxx" fo:country="none" style:language-asian="zxx" style:country-asian="none"/>
    </style:style>
    <style:style style:name="P7" style:family="paragraph" style:parent-style-name="Standard">
      <style:text-properties fo:color="#943634" fo:language="zxx" fo:country="none" style:language-asian="zxx" style:country-asian="none"/>
    </style:style>
    <style:style style:name="P8" style:family="paragraph" style:parent-style-name="Standard">
      <style:text-properties fo:color="#000000" style:font-name="Times New Roman" fo:font-size="18pt" fo:language="fr" fo:country="FR" fo:font-weight="bold" style:font-size-asian="18pt" style:font-weight-asian="bold" style:font-name-complex="Times New Roman" style:font-size-complex="18pt"/>
    </style:style>
    <style:style style:name="P9" style:family="paragraph" style:parent-style-name="Standard">
      <style:text-properties fo:color="#000000" style:font-name="Times New Roman" fo:language="fr" fo:country="FR" style:font-name-complex="Times New Roman"/>
    </style:style>
    <style:style style:name="P10" style:family="paragraph" style:parent-style-name="Standard">
      <style:text-properties fo:font-size="13pt" fo:language="zxx" fo:country="none" fo:font-weight="bold" style:font-size-asian="13pt" style:language-asian="zxx" style:country-asian="none" style:font-weight-asian="bold" style:font-size-complex="13pt" style:font-weight-complex="bold"/>
    </style:style>
    <style:style style:name="P11" style:family="paragraph" style:parent-style-name="Standard">
      <style:text-properties fo:font-size="13pt" fo:language="zxx" fo:country="none" fo:font-style="italic" style:text-underline-style="none" fo:font-weight="bold" style:font-size-asian="13pt" style:language-asian="zxx" style:country-asian="none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2.893cm"/>
        </style:tab-stops>
      </style:paragraph-properties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fo:language="fr" fo:country="FR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cm" fo:text-align="center" style:justify-single-word="false"/>
      <style:text-properties style:font-name="Times New Roman" fo:font-size="10.5pt" fo:language="fr" fo:country="FR" style:font-size-asian="10.5pt" style:font-name-complex="Times New Roman" style:font-size-complex="10.5pt"/>
    </style:style>
    <style:style style:name="P15" style:family="paragraph" style:parent-style-name="Standard">
      <style:paragraph-properties fo:margin-top="0cm" fo:margin-bottom="0cm"/>
      <style:text-properties fo:color="#000000" style:font-name="Times New Roman" fo:language="fr" fo:country="FR" style:font-name-complex="Times New Roman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font-size="10.5pt" style:font-size-asian="10.5pt" style:font-size-complex="10.5pt"/>
    </style:style>
    <style:style style:name="P17" style:family="paragraph" style:parent-style-name="Standard">
      <style:paragraph-properties fo:margin-top="0.423cm" fo:margin-bottom="0cm" fo:line-height="100%" fo:text-align="center" style:justify-single-word="false"/>
    </style:style>
    <style:style style:name="P18" style:family="paragraph" style:parent-style-name="Standard">
      <style:paragraph-properties fo:margin-top="0.423cm" fo:margin-bottom="0cm" fo:text-align="center" style:justify-single-word="false"/>
      <style:text-properties style:font-name="Times New Roman" fo:font-size="10.5pt" fo:language="fr" fo:country="FR" style:font-size-asian="10.5pt" style:font-name-complex="Times New Roman" style:font-size-complex="10.5pt"/>
    </style:style>
    <style:style style:name="P19" style:family="paragraph" style:parent-style-name="Standard" style:master-page-name="Standard">
      <style:paragraph-properties style:page-number="auto">
        <style:tab-stops>
          <style:tab-stop style:position="9.349cm"/>
        </style:tab-stops>
      </style:paragraph-properties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12pt"/>
    </style:style>
    <style:style style:name="T1" style:family="text">
      <style:text-properties style:font-name="Wingdings" fo:language="fr" fo:country="FR"/>
    </style:style>
    <style:style style:name="T2" style:family="text">
      <style:text-properties style:font-name="Wingdings" fo:font-size="10.5pt" fo:language="fr" fo:country="FR" style:font-size-asian="10.5pt" style:font-size-complex="10.5pt"/>
    </style:style>
    <style:style style:name="T3" style:family="text">
      <style:text-properties style:font-name="Times New Roman" fo:language="fr" fo:country="FR" style:font-name-complex="Times New Roman"/>
    </style:style>
    <style:style style:name="T4" style:family="text">
      <style:text-properties style:font-name="Times New Roman" fo:language="fr" fo:country="FR" fo:font-weight="bold" style:font-weight-asian="bold" style:font-name-complex="Times New Roman"/>
    </style:style>
    <style:style style:name="T5" style:family="text">
      <style:text-properties style:font-name="Times New Roman" fo:font-size="10.5pt" fo:language="fr" fo:country="FR" style:font-size-asian="10.5pt" style:font-name-complex="Times New Roman" style:font-size-complex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gr1" style:family="graphic">
      <style:graphic-properties draw:stroke="solid" svg:stroke-width="0.106cm" svg:stroke-color="#f2f2f2" draw:stroke-linejoin="round" svg:stroke-linecap="square" draw:fill="solid" draw:fill-color="#9bbb59" draw:textarea-horizontal-align="left" draw:textarea-vertical-align="top" draw:auto-grow-height="false" fo:padding-top="0.229cm" fo:padding-bottom="0.229cm" fo:padding-left="0.441cm" fo:padding-right="0.441cm" fo:wrap-option="wrap" draw:shadow="visible" draw:shadow-offset-x="0.305cm" draw:shadow-offset-y="0.305cm" draw:shadow-color="#4e6128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bfbfb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Cadre2" text:anchor-type="char" svg:x="-1.947cm" svg:y="-2.54cm" svg:width="6.948cm" svg:height="4.475cm" draw:z-index="1"><draw:text-box><text:p text:style-name="P14"/><text:p text:style-name="P14">LUTAU Tomas</text:p><text:p text:style-name="P14">9 Allée des cerisiers</text:p><text:p text:style-name="P14">86200 LOUDUN</text:p><text:p text:style-name="P16"><text:span text:style-name="T1"></text:span><text:span text:style-name="T3"> </text:span><text:span text:style-name="T4">06 51 92 36 92</text:span></text:p><text:p text:style-name="P17"><text:span text:style-name="T2"></text:span><text:span text:style-name="T5"> </text:span><text:span text:style-name="Internet_20_link"><text:span text:style-name="T5">lutautomas@gmail.com</text:span></text:span></text:p><text:p text:style-name="P18">Né le 03/03/1996 </text:p><text:p text:style-name="P13"/></draw:text-box></draw:frame><draw:frame draw:style-name="fr1" draw:name="Cadre3" text:anchor-type="char" svg:x="4.999cm" svg:y="-2.328cm" svg:width="12.206cm" svg:height="6.02cm" draw:z-index="6"><draw:text-box><text:p text:style-name="P5"/><text:p text:style-name="P2"/></draw:text-box></draw:frame><text:tab/><draw:frame draw:style-name="fr2" draw:name="Cadre1" text:anchor-type="char" svg:x="12.317cm" svg:y="0.339cm" svg:width="6.096cm" svg:height="1.182cm" draw:z-index="5"><draw:text-box><text:p text:style-name="P1"/></draw:text-box></draw:frame></text:p>
      <text:p text:style-name="P7"/>
      <text:p text:style-name="Standard"><draw:custom-shape text:anchor-type="char" draw:z-index="0" draw:style-name="gr1" draw:text-style-name="P20" svg:width="21.587cm" svg:height="1.304cm" svg:x="-3.175cm" svg:y="-0.385cm"><text:p/><draw:enhanced-geometry svg:viewBox="0 0 14020 1073" draw:type="non-primitive" draw:enhanced-path="M 0 173 C 1840 623 3680 1073 5480 1053 7280 1033 9377 106 10800 53 12223 0 13483 620 14020 733 N"/></draw:custom-shape></text:p>
      <text:p text:style-name="P10"/>
      <text:p text:style-name="P11"/>
      <text:p text:style-name="P6"/>
      <text:p text:style-name="P6"><draw:connector text:anchor-type="char" draw:z-index="2" draw:style-name="gr2" draw:text-style-name="P21" draw:type="line" svg:x1="10.548cm" svg:y1="0.504cm" svg:x2="10.552cm" svg:y2="20.754cm" svg:d="M10548 503l4 20251"><text:p/></draw:connector><draw:frame draw:style-name="fr2" draw:name="Cadre6" text:anchor-type="char" svg:x="-1.884cm" svg:y="0.469cm" svg:width="12.16cm" svg:height="9.07cm" draw:z-index="8"><draw:text-box><text:p text:style-name="P3">INFORMATIQUE</text:p><text:p text:style-name="P4">Web : HTML, CSS, Javascript, CMS (Joomla)</text:p><text:p text:style-name="P4">Algorithme, C++, PHP</text:p><text:p text:style-name="P4">Base de données : mysql, sqlserver</text:p><text:p text:style-name="P4">Logiciels bureautiques ( Word, Excel, Powerpoint )</text:p><text:p text:style-name="P4">Systèmes d'exploitations ( utilisation et installation) : Windows, Linux (quelques connaissances)</text:p><text:p text:style-name="P4"/><text:p text:style-name="P4"/><text:p text:style-name="P4"/></draw:text-box></draw:frame></text:p>
      <text:p text:style-name="Standard"><draw:frame draw:style-name="fr2" draw:name="Cadre4" text:anchor-type="char" svg:x="10.825cm" svg:y="0.058cm" svg:width="6.456cm" svg:height="4.022cm" draw:z-index="9"><draw:text-box><text:p text:style-name="P3">LANGUES</text:p><text:p text:style-name="P4">Anglais :Bon niveau écrit et oral</text:p><text:p text:style-name="P4">Espagnol : quelques notions orales et écrites </text:p></draw:text-box></draw:frame></text:p>
      <text:p text:style-name="Standard"/>
      <text:p text:style-name="Standard"/>
      <text:p text:style-name="P6"/>
      <text:p text:style-name="P12"><draw:connector text:anchor-type="char" draw:z-index="4" draw:style-name="gr3" draw:text-style-name="P21" draw:type="line" svg:x1="10.728cm" svg:y1="1.296cm" svg:x2="16.163cm" svg:y2="1.3cm" svg:d="M10728 1296l5435 4"><text:p/></draw:connector><draw:connector text:anchor-type="char" draw:z-index="3" draw:style-name="gr3" draw:text-style-name="P22" draw:type="line" svg:x1="10.744cm" svg:y1="7.969cm" svg:x2="16.178cm" svg:y2="7.973cm" svg:d="M10744 7969l5434 4"><text:p/></draw:connector><text:tab/><draw:frame draw:style-name="fr2" draw:name="Cadre7" text:anchor-type="char" svg:x="10.839cm" svg:y="1.949cm" svg:width="5.63cm" svg:height="5.607cm" draw:z-index="7"><draw:text-box><text:p text:style-name="P8">LOISIRS</text:p><text:p text:style-name="P9">Lecture</text:p><text:p text:style-name="P9">Écriture (scénario de jeu de rôle)</text:p><text:p text:style-name="P9">Nouvelles technologies</text:p><text:p text:style-name="P9">Dessin (mangas)</text:p><text:p text:style-name="P9"/><text:p text:style-name="P8"/></draw:text-box></draw:frame><draw:frame draw:style-name="fr2" draw:name="Cadre8" text:anchor-type="char" svg:x="-1.939cm" svg:y="5.341cm" svg:width="12.488cm" svg:height="8.973cm" draw:z-index="10"><draw:text-box><text:p text:style-name="P8">FORMATION</text:p><text:p text:style-name="P8"/><text:p text:style-name="P15">Actuellement | <text:span text:style-name="T6">BTS SIO</text:span> (<text:span text:style-name="T6">Services informatiques aux organisations</text:span>), première année, <text:span text:style-name="T6">option SLAM</text:span> (<text:span text:style-name="T6">Solution logicielle et application métier</text:span>) Lycée Guy Chauvet à Loudun</text:p><text:p text:style-name="P15"/><text:p text:style-name="P15"/><text:p text:style-name="P15"/><text:p text:style-name="P15">2015 | <text:span text:style-name="T6">Baccalauréat </text:span><text:span text:style-name="T7">STMG (</text:span><text:span text:style-name="T6">sciences et technologies du management et de la gestion</text:span>),section gestion et finance, Lycée Cordouan à Royan</text:p><text:p text:style-name="P15"/><text:p text:style-name="P15"/><text:p text:style-name="P15"><text:s/></text:p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CA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Times New Roman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00" style:font-name="Wingdings" fo:font-size="16pt" fo:language="fr" fo:country="FR" style:font-size-asian="16pt" style:font-name-complex="Wingdings" style:font-size-complex="16pt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</meta:initial-creator>
    <meta:creation-date>2015-05-18T16:49:00</meta:creation-date>
    <dc:date>2016-09-20T10:45:47.38</dc:date>
    <meta:print-date>2016-05-11T15:30:58.94</meta:print-date>
    <meta:editing-cycles>14</meta:editing-cycles>
    <meta:editing-duration>PT4H42M4S</meta:editing-duration>
    <meta:generator>OpenOffice/4.1.2$Win32 OpenOffice.org_project/412m3$Build-9782</meta:generator>
    <meta:document-statistic meta:table-count="0" meta:image-count="0" meta:object-count="0" meta:page-count="1" meta:paragraph-count="26" meta:word-count="123" meta:character-count="834"/>
  </office:meta>
</office:document-meta>
</file>